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2.8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title'.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booktitle'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’.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title’.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Chapter number of '@inCollection'.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year.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'url'.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'@manual', '@report', or '@thesis'.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European Article Number.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-class</text:p>
          </table:table-cell>
          <table:table-cell office:value-type="string" calcext:value-type="string">
            <text:p>Local link to file.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me of editorial or institution.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tion of an event.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ments (annotations) related to the entry.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o-class</text:p>
          </table:table-cell>
          <table:table-cell office:value-type="string" calcext:value-type="string">
            <text:p>Record of work’s abstract.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no-class</text:p>
          </table:table-cell>
          <table:table-cell office:value-type="string" calcext:value-type="string">
            <text:p>Separated list of keywords.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fi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Identifier used in a different (exported) format.</text:p>
          </table:table-cell>
          <table:table-cell table:number-columns-repeated="1020"/>
        </table:table-row>
      </table:table>
      <table:table table:name="entry_type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ib_type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ournal, magazine or newspaper article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ingle-volume book by author(s) of whole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kinbook</text:p>
          </table:table-cell>
          <table:table-cell office:value-type="string" calcext:value-type="string">
            <text:p>Originally published as standalone book.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Informally published book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Single-volume edited anthology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Book part with own titl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Contribution to anthology.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Article in conference proceedings.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reference</text:p>
          </table:table-cell>
          <table:table-cell office:value-type="string" calcext:value-type="string">
            <text:p>Article in a reference work.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Technical or other documentation.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ast resort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vbook</text:p>
          </table:table-cell>
          <table:table-cell office:value-type="string" calcext:value-type="string">
            <text:p>Multi-volume book.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vcollection</text:p>
          </table:table-cell>
          <table:table-cell office:value-type="string" calcext:value-type="string">
            <text:p>Multi-volume collection.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vproceedings</text:p>
          </table:table-cell>
          <table:table-cell office:value-type="string" calcext:value-type="string">
            <text:p>Multi-volume conference proceedings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vreference</text:p>
          </table:table-cell>
          <table:table-cell office:value-type="string" calcext:value-type="string">
            <text:p>Multi-volume reference work.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Inherently online source.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Patent or patent request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iodical</text:p>
          </table:table-cell>
          <table:table-cell office:value-type="string" calcext:value-type="string">
            <text:p>Whole issue of a periodical.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Singel-volume conference proceedings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ingle-volume work of reference.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nstitutional report or white paper.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(Static) Entry set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book</text:p>
          </table:table-cell>
          <table:table-cell office:value-type="string" calcext:value-type="string">
            <text:p>Supplemental material in book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ppcollection</text:p>
          </table:table-cell>
          <table:table-cell office:value-type="string" calcext:value-type="string">
            <text:p>Supplemental material in anthology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periodical</text:p>
          </table:table-cell>
          <table:table-cell office:value-type="string" calcext:value-type="string">
            <text:p>Supplemental material in periodical.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Work completed to fulfil degree requirement.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published</text:p>
          </table:table-cell>
          <table:table-cell office:value-type="string" calcext:value-type="string">
            <text:p>Work not formally published.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data</text:p>
          </table:table-cell>
          <table:table-cell office:value-type="string" calcext:value-type="string">
            <text:p>Data-container (cannot be cited).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main_table.A1:main_table.D46">
          <table:sort>
            <table:sort-by table:field-number="0" table:data-type="automatic"/>
          </table:sort>
        </table:database-range>
        <table:database-range table:name="__Anonymous_Sheet_DB__1" table:target-range-address="entry_type.A1:entry_type.C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2:52:01.1784707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5:07:49.682770534</meta:creation-date>
    <dc:date>2021-11-01T12:53:59.663238715</dc:date>
    <meta:editing-duration>PT4H4M20S</meta:editing-duration>
    <meta:editing-cycles>35</meta:editing-cycles>
    <meta:generator>LibreOffice/6.4.7.2$Linux_X86_64 LibreOffice_project/40$Build-2</meta:generator>
    <meta:document-statistic meta:table-count="2" meta:cell-count="271" meta:object-count="0"/>
  </office:meta>
</office:document-meta>
</file>